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8.426cm" table:align="left"/>
    </style:style>
    <style:style style:name="Таблица1.A" style:family="table-column">
      <style:table-column-properties style:column-width="8.426cm"/>
    </style:style>
    <style:style style:name="Таблица1.A1" style:family="table-cell">
      <style:table-cell-properties fo:padding="0.097cm" fo:border-left="none" fo:border-right="none" fo:border-top="none" fo:border-bottom="0.002cm solid #000000"/>
    </style:style>
    <style:style style:name="Таблица2" style:family="table">
      <style:table-properties style:width="17.036cm" fo:margin-left="-0.037cm" fo:margin-right="0.004cm" fo:break-before="auto" fo:break-after="auto" table:align="margins" fo:keep-with-next="always"/>
    </style:style>
    <style:style style:name="Таблица2.A" style:family="table-column">
      <style:table-column-properties style:column-width="8.65cm" style:rel-column-width="33276*"/>
    </style:style>
    <style:style style:name="Таблица2.B" style:family="table-column">
      <style:table-column-properties style:column-width="8.386cm" style:rel-column-width="3225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Таблица2.B2" style:family="table-cell">
      <style:table-cell-properties fo:padding="0.097cm" fo:border-left="0.002cm solid #000000" fo:border-right="0.002cm solid #000000" fo:border-top="none" fo:border-bottom="none"/>
    </style:style>
    <style:style style:name="Таблица2.A3" style:family="table-cell">
      <style:table-cell-properties fo:padding="0.097cm" fo:border-left="0.002cm solid #000000" fo:border-right="none" fo:border-top="none" fo:border-bottom="none"/>
    </style:style>
    <style:style style:name="Таблица2.A4" style:family="table-cell">
      <style:table-cell-properties fo:padding="0.097cm" fo:border-left="0.002cm solid #000000" fo:border-right="none" fo:border-top="none" fo:border-bottom="0.002cm solid #000000"/>
    </style:style>
    <style:style style:name="Таблица2.B4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A5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fo:color="#198a8a" style:font-name="Arial1" fo:font-size="10pt" fo:language="en" fo:country="US" style:font-size-asian="10pt" style:font-size-complex="10pt"/>
    </style:style>
    <style:style style:name="P6" style:family="paragraph" style:parent-style-name="Standard">
      <style:text-properties fo:color="#198a8a" style:font-name="Arial1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198a8a" style:font-name="Arial1" fo:font-size="10pt" style:font-size-asian="10pt" style:font-size-complex="10pt"/>
    </style:style>
    <style:style style:name="P8" style:family="paragraph" style:parent-style-name="Table_20_Contents">
      <style:text-properties style:font-name="Arial" fo:font-size="10pt" style:font-size-asian="10pt" style:font-size-complex="10pt"/>
    </style:style>
    <style:style style:name="P9" style:family="paragraph" style:parent-style-name="Table_20_Contents">
      <style:text-properties style:font-name="Arial" fo:font-size="6pt" style:font-size-asian="6pt" style:font-size-complex="6pt"/>
    </style:style>
    <style:style style:name="P10" style:family="paragraph" style:parent-style-name="Table_20_Contents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Arial1"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9pt" fo:language="en" fo:country="US" style:font-size-asian="9pt" style:font-size-complex="9pt"/>
    </style:style>
    <style:style style:name="P13" style:family="paragraph" style:parent-style-name="Table_20_Contents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Arial Rounded MT Bold" fo:font-size="10pt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Arial Unicode MS" fo:font-size="10pt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Arial1" fo:font-size="9pt" style:font-size-asian="9pt" style:font-size-complex="9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125040, Москва, улица Нижняя, дом 14, корпус 1</text:p>
            <text:p text:style-name="P8">ИНН 7805399430/КПП 771401001</text:p>
            <text:p text:style-name="P8">Телефон: +7 495 646-81-29</text:p>
            <text:p text:style-name="P9"/>
          </table:table-cell>
        </table:table-row>
      </table:table>
      <text:p text:style-name="P2"/>
      <text:p text:style-name="P2"/>
      <text:p text:style-name="P3">Соглашение к Договору № <text:span text:style-name="T2">{$act_num}{$ssnum}</text:span> от <text:span text:style-name="T2">{$from_act_year}</text:span> г.</text:p>
      <text:p text:style-name="P3"/>
      <text:p text:style-name="P3"/>
      <text:p text:style-name="P4">Общество с ограниченной ответственностью «Ваан» в лице генерального директора Тарханова В.О., действующего на основании Устава, с одной стороны, далее именуемым «Исполнитель», и <text:span text:style-name="T2">{$fio}</text:span>, с другой стороны, далее именуемым «Заказчик», вместе далее по тексту Соглашения к Договору именуемые «Стороны», согласно Оферты <text:span text:style-name="T2">{$act_num}</text:span> между ООО «Ваан» и <text:span text:style-name="T2">{$fio}</text:span> на заключение Соглашения о выполнении работы и/или оказании услуги с использованием онлайн сервиса «Безопасная сделка», составили настоящий отчет о нижеследующем:</text:p>
      <text:p text:style-name="P4"/>
      <text:p text:style-name="P4">В соответствии с п.13.9. Оферты <text:span text:style-name="T2">{$act_num}</text:span> на заключение Соглашения о выполнении работы и/или оказании услуги с использованием онлайн сервиса «Безопасная сделка» стороны пришли к соглашению, что Исполнитель выполнил работы (услуги) (<text:span text:style-name="T2">{$job_name}</text:span>) на сумму <text:span text:style-name="T2">{$frl_sum}.</text:span></text:p>
      <text:p text:style-name="P4"/>
      <text:p text:style-name="P4">Сумма в размере <text:span text:style-name="T2">{$emp_sum}</text:span> подлежит возврату на расчётный счет Заказчика.</text:p>
      <text:p text:style-name="P4"/>
      <text:p text:style-name="P4">Стороны не имеют друг к другу финансовых или иных претензий.</text:p>
      <text:p text:style-name="P4"/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<text:span text:style-name="T1">Сведения об Исполнителе</text:span>:</text:p>
          </table:table-cell>
          <table:table-cell table:style-name="Таблица2.B1" office:value-type="string">
            <text:p text:style-name="P10">Сведения о Заказчике:</text:p>
          </table:table-cell>
        </table:table-row>
        <table:table-row>
          <table:table-cell table:style-name="Таблица2.A2" office:value-type="string">
            <text:p text:style-name="P11"><text:span text:style-name="T1">О</text:span>ОО «Ваан»</text:p>
            <text:p text:style-name="P11"/>
            <text:p text:style-name="P11">Юридический адрес: 125040, Москва,</text:p>
            <text:p text:style-name="P11">улица Нижняя, дом 14, корпус 1.</text:p>
            <text:p text:style-name="P11">Почтовый адрес: 129223, Москва, а/я 33.</text:p>
            <text:p text:style-name="P11">ИНН 7805399430/ КПП 771401001</text:p>
            <text:p text:style-name="P11">Расчетный счет: 40702810787880000803</text:p>
            <text:p text:style-name="P11">в Московский филиал ОАО АКБ "РОСБАНК" г. Москва</text:p>
            <text:p text:style-name="P11">Корреспондентский счет: 30101810000000000272</text:p>
            <text:p text:style-name="P11">БИК 044583272</text:p>
            <text:p text:style-name="P11">ОКПО 94626823</text:p>
            <text:p text:style-name="P11">ОГРН 5067847040421</text:p>
            <text:p text:style-name="P11">ОКВЭД 52.61.2.</text:p>
            <text:p text:style-name="P14"/>
            <text:p text:style-name="P15"/>
          </table:table-cell>
          <table:table-cell table:style-name="Таблица2.B2" office:value-type="string">
            <text:p text:style-name="P12">{$side_b}</text:p>
          </table:table-cell>
        </table:table-row>
        <table:table-row>
          <table:table-cell table:style-name="Таблица2.A3" office:value-type="string">
            <text:p text:style-name="P13">Генеральный директор: Тарханов В.О.</text:p>
            <text:p text:style-name="P13"/>
          </table:table-cell>
          <table:table-cell table:style-name="Таблица2.B2" office:value-type="string">
            <text:p text:style-name="P13">{$bossname}</text:p>
          </table:table-cell>
        </table:table-row>
        <table:table-row>
          <table:table-cell table:style-name="Таблица2.A4" office:value-type="string">
            <text:p text:style-name="P16">________________________</text:p>
            <text:p text:style-name="P16"/>
            <text:p text:style-name="P13">М.П.</text:p>
          </table:table-cell>
          <table:table-cell table:style-name="Таблица2.B4" office:value-type="string">
            <text:p text:style-name="P17">_________________________</text:p>
          </table:table-cell>
        </table:table-row>
        <table:table-row>
          <table:table-cell table:style-name="Таблица2.A5" table:number-columns-spanned="2" office:value-type="string">
            <text:p text:style-name="P7">Подписанное вами соглашение необходимо отправить на один из следующих адресов:</text:p>
            <text:p text:style-name="P5">{$adr_act}</text:p>
            <text:p text:style-name="P7">Обязательно укажите наименование организации-получателя – ООО «Ваан».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_______________________ (Подпись <text:span text:style-name="MT1">Заказчика</text:span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8T13:14:15.39</meta:creation-date>
    <dc:date>2013-06-10T14:21:34.20</dc:date>
    <meta:editing-duration>PT17M57S</meta:editing-duration>
    <meta:editing-cycles>12</meta:editing-cycles>
    <meta:generator>OpenOffice.org/3.4.1$Win32 OpenOffice.org_project/341m1$Build-9593</meta:generator>
    <meta:document-statistic meta:table-count="2" meta:image-count="0" meta:object-count="0" meta:page-count="1" meta:paragraph-count="32" meta:word-count="223" meta:character-count="1757"/>
  </office:meta>
</office:document-meta>
</file>